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ode 128" svg:font-family="'Code 128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4d9" officeooo:paragraph-rsid="000ce4d9"/>
    </style:style>
    <style:style style:name="P2" style:family="paragraph" style:parent-style-name="Standard">
      <style:text-properties officeooo:rsid="000ce4d9" officeooo:paragraph-rsid="000ce4d9"/>
    </style:style>
    <style:style style:name="P3" style:family="paragraph" style:parent-style-name="Standard">
      <style:text-properties officeooo:rsid="000ce4d9" officeooo:paragraph-rsid="000fb71d"/>
    </style:style>
    <style:style style:name="T1" style:family="text">
      <style:text-properties style:font-name="Code 128"/>
    </style:style>
    <style:style style:name="T2" style:family="text">
      <style:text-properties style:font-name="Code 128" fo:font-size="72pt" style:font-size-asian="72pt" style:font-size-complex="72pt"/>
    </style:style>
    <style:style style:name="T3" style:family="text">
      <style:text-properties style:font-name="Code 128" fo:font-size="72pt" officeooo:rsid="000defbd" style:font-size-asian="72pt" style:font-size-complex="72pt"/>
    </style:style>
    <style:style style:name="T4" style:family="text">
      <style:text-properties officeooo:rsid="000ce4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 :</text:p>
      <text:p text:style-name="P3">3 :</text:p>
      <text:p text:style-name="P3">5 :</text:p>
      <text:p text:style-name="P1">7 :</text:p>
      <text:p text:style-name="P1">9 :</text:p>
      <text:p text:style-name="P1">10 :</text:p>
      <text:p text:style-name="P1">11 :</text:p>
      <text:p text:style-name="P1">29 :</text:p>
      <text:p text:style-name="P1">32 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ode 128" svg:font-family="'Code 128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07:25:58.406647094</meta:creation-date>
    <dc:date>2020-02-29T07:47:02.078067801</dc:date>
    <meta:editing-duration>PT9M46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9" meta:word-count="18" meta:character-count="31" meta:non-whitespace-character-count="22"/>
  </office:meta>
</office:document-meta>
</file>